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A00079B11000315B8B1EA0275.wmf" manifest:media-type=""/>
  <manifest:file-entry manifest:full-path="Pictures/2000000A000AF059000882FDF6BB9A37.wmf" manifest:media-type=""/>
  <manifest:file-entry manifest:full-path="Pictures/2000000A0004D6450003E7D63EEB796F.wmf" manifest:media-type=""/>
  <manifest:file-entry manifest:full-path="Pictures/2000000A0003480D00046F6F52C1E13B.wmf" manifest:media-type=""/>
  <manifest:file-entry manifest:full-path="Pictures/200000090002AA8B0001D65C88F15574.wmf" manifest:media-type=""/>
  <manifest:file-entry manifest:full-path="Pictures/2000000900070F20000315B8421C7088.wmf" manifest:media-type=""/>
  <manifest:file-entry manifest:full-path="Pictures/2000000A00061A130003044173E14FC6.wmf" manifest:media-type=""/>
  <manifest:file-entry manifest:full-path="Pictures/2000000A00079B11000315B847E312F0.wmf" manifest:media-type=""/>
  <manifest:file-entry manifest:full-path="Pictures/2000000A00070AAE00051E6979E147C9.wmf" manifest:media-type=""/>
  <manifest:file-entry manifest:full-path="Pictures/2000000A0002AA8B0001D65CF3E69BE1.wmf" manifest:media-type=""/>
  <manifest:file-entry manifest:full-path="Pictures/2000000A000747F80002FB78E41FF272.wmf" manifest:media-type=""/>
  <manifest:file-entry manifest:full-path="Pictures/2000000A00070AAE00051E6902D72276.wmf" manifest:media-type=""/>
  <manifest:file-entry manifest:full-path="Pictures/2000000A000747F80002FB787036D43D.wmf" manifest:media-type=""/>
  <manifest:file-entry manifest:full-path="Pictures/2000000A000AF059000882FDE1C9A324.wmf" manifest:media-type=""/>
  <manifest:file-entry manifest:full-path="Pictures/2000000A00070F20000315B83C751F06.wmf" manifest:media-type=""/>
  <manifest:file-entry manifest:full-path="Pictures/2000000A000747F80002FB785E622ABF.wmf" manifest:media-type=""/>
  <manifest:file-entry manifest:full-path="Pictures/2000000A0004B33C000304416B30F000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0pt" fo:language="de" fo:country="DE" style:font-size-asian="10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1" fo:font-size="10pt" fo:language="de" fo:country="DE" style:font-size-asian="1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x Übung 6</text:span></text:p>
      <text:p text:style-name="Standard"><text:span text:style-name="T1">x</text:span></text:p>
      <text:p text:style-name="Standard"><draw:frame draw:style-name="fr1" text:anchor-type="as-char" svg:width="26.822cm" svg:height="20.87cm" draw:z-index="0"><draw:image xlink:href="Pictures/2000000A000AF059000882FDE1C9A324.wmf" xlink:type="simple" xlink:show="embed" xlink:actuate="onLoad"/></draw:frame></text:p>
      <text:p text:style-name="Standard"><text:span text:style-name="T1">x</text:span></text:p>
      <text:p text:style-name="Standard"><text:soft-page-break/><draw:frame draw:style-name="fr1" text:anchor-type="as-char" svg:width="26.822cm" svg:height="20.87cm" draw:z-index="1"><draw:image xlink:href="Pictures/2000000A000AF059000882FDF6BB9A37.wmf" xlink:type="simple" xlink:show="embed" xlink:actuate="onLoad"/></draw:frame></text:p>
      <text:p text:style-name="Standard"><text:span text:style-name="T1">x</text:span></text:p>
      <text:p text:style-name="Standard"><text:span text:style-name="T1">x</text:span></text:p>
      <text:p text:style-name="Standard"><text:span text:style-name="T1">Pfadlänge</text:span></text:p>
      <text:p text:style-name="Standard"><text:span text:style-name="T1">Pfad - Parameter Various: 10m</text:span></text:p>
      <text:p text:style-name="Standard"><text:soft-page-break/><draw:frame draw:style-name="fr1" text:anchor-type="as-char" svg:width="11.86cm" svg:height="9.576cm" draw:z-index="2"><draw:image xlink:href="Pictures/2000000A0004D6450003E7D63EEB796F.wmf" xlink:type="simple" xlink:show="embed" xlink:actuate="onLoad"/></draw:frame></text:p>
      <text:p text:style-name="Standard"><text:span text:style-name="T1">x</text:span></text:p>
      <text:p text:style-name="Standard"><text:span text:style-name="T1">x</text:span></text:p>
      <text:p text:style-name="Standard"><text:span text:style-name="T1">"View / Animation"</text:span></text:p>
      <text:p text:style-name="Standard"><draw:frame draw:style-name="fr1" text:anchor-type="as-char" svg:width="8.128cm" svg:height="10.876cm" draw:z-index="3"><draw:image xlink:href="Pictures/2000000A0003480D00046F6F52C1E13B.wmf" xlink:type="simple" xlink:show="embed" xlink:actuate="onLoad"/></draw:frame></text:p>
      <text:p text:style-name="Standard"><text:span text:style-name="T1">x</text:span></text:p>
      <text:p text:style-name="Standard"><text:span text:style-name="T1">x View / Animation / Elements</text:span></text:p>
      <text:p text:style-name="Standard"><text:soft-page-break/><text:span text:style-name="T1">Transporter "Tran_3": Nr.36</text:span></text:p>
      <text:p text:style-name="Standard"><draw:frame draw:style-name="fr1" text:anchor-type="as-char" svg:width="17.852cm" svg:height="7.311cm" draw:z-index="4"><draw:image xlink:href="Pictures/2000000A000747F80002FB785E622ABF.wmf" xlink:type="simple" xlink:show="embed" xlink:actuate="onLoad"/></draw:frame></text:p>
      <text:p text:style-name="Standard"><text:span text:style-name="T1">x</text:span></text:p>
      <text:p text:style-name="Standard"><text:span text:style-name="T1">In/Out: Nr.1</text:span></text:p>
      <text:p text:style-name="Standard"><draw:frame draw:style-name="fr1" text:anchor-type="as-char" svg:width="17.852cm" svg:height="7.311cm" draw:z-index="5"><draw:image xlink:href="Pictures/2000000A000747F80002FB787036D43D.wmf" xlink:type="simple" xlink:show="embed" xlink:actuate="onLoad"/></draw:frame></text:p>
      <text:p text:style-name="Standard"><text:span text:style-name="T1">x</text:span></text:p>
      <text:p text:style-name="Standard"><text:span text:style-name="T1">Warehouse: Nr.18</text:span></text:p>
      <text:p text:style-name="Standard"><text:soft-page-break/><draw:frame draw:style-name="fr1" text:anchor-type="as-char" svg:width="17.852cm" svg:height="7.311cm" draw:z-index="6"><draw:image xlink:href="Pictures/2000000A000747F80002FB78E41FF272.wmf" xlink:type="simple" xlink:show="embed" xlink:actuate="onLoad"/></draw:frame></text:p>
      <text:p text:style-name="Standard"><text:span text:style-name="T1">x</text:span></text:p>
      <text:p text:style-name="Standard"><text:span text:style-name="T1">Warehouse:</text:span></text:p>
      <text:p text:style-name="Standard"><text:span text:style-name="T1">"Model / Elements / Layout"</text:span></text:p>
      <text:p text:style-name="Standard"><text:span text:style-name="T1">Z = 300</text:span></text:p>
      <text:p text:style-name="Standard"><draw:frame draw:style-name="fr1" text:anchor-type="as-char" svg:width="14.961cm" svg:height="7.398cm" draw:z-index="7"><draw:image xlink:href="Pictures/2000000A00061A130003044173E14FC6.wmf" xlink:type="simple" xlink:show="embed" xlink:actuate="onLoad"/></draw:frame></text:p>
      <text:p text:style-name="Standard"><text:span text:style-name="T1">x</text:span></text:p>
      <text:p text:style-name="Standard"><text:span text:style-name="T1">x</text:span></text:p>
      <text:p text:style-name="Standard"><text:span text:style-name="T1">Quelle</text:span></text:p>
      <text:p text:style-name="Standard"><text:span text:style-name="T1">Model / Elements</text:span></text:p>
      <text:p text:style-name="Standard"><text:soft-page-break/><draw:frame draw:style-name="fr1" text:anchor-type="as-char" svg:width="17.267cm" svg:height="12.552cm" draw:z-index="8"><draw:image xlink:href="Pictures/2000000A00070AAE00051E6979E147C9.wmf" xlink:type="simple" xlink:show="embed" xlink:actuate="onLoad"/></draw:frame></text:p>
      <text:p text:style-name="Standard"><text:span text:style-name="T1">x</text:span></text:p>
      <text:p text:style-name="Standard"><text:span text:style-name="T1">Quelle</text:span></text:p>
      <text:p text:style-name="Standard"><text:span text:style-name="T1">Model / Elements / More</text:span></text:p>
      <text:p text:style-name="Standard"><draw:frame draw:style-name="fr1" text:anchor-type="as-char" svg:width="18.65cm" svg:height="7.562cm" draw:z-index="9"><draw:image xlink:href="Pictures/2000000A00079B11000315B847E312F0.wmf" xlink:type="simple" xlink:show="embed" xlink:actuate="onLoad"/></draw:frame></text:p>
      <text:p text:style-name="Standard"><text:span text:style-name="T1">x</text:span></text:p>
      <text:p text:style-name="Standard"><text:span text:style-name="T1">Transporter <text:s/>/ Various</text:span></text:p>
      <text:p text:style-name="Standard"><text:soft-page-break/><draw:frame draw:style-name="fr1" text:anchor-type="as-char" svg:width="17.309cm" svg:height="7.562cm" draw:z-index="10"><draw:image xlink:href="Pictures/2000000A00070F20000315B83C751F06.wmf" xlink:type="simple" xlink:show="embed" xlink:actuate="onLoad"/></draw:frame></text:p>
      <text:p text:style-name="Standard"><text:span text:style-name="T1">x</text:span></text:p>
      <text:p text:style-name="Standard"><text:span text:style-name="T1">Warehouse / parameter</text:span></text:p>
      <text:p text:style-name="Standard"><draw:frame draw:style-name="fr1" text:anchor-type="as-char" svg:width="17.267cm" svg:height="12.552cm" draw:z-index="11"><draw:image xlink:href="Pictures/2000000A00070AAE00051E6902D72276.wmf" xlink:type="simple" xlink:show="embed" xlink:actuate="onLoad"/></draw:frame></text:p>
      <text:p text:style-name="Standard"><text:span text:style-name="T1">x</text:span></text:p>
      <text:p text:style-name="Standard"><text:span text:style-name="T1">warehouse / parameter / various</text:span></text:p>
      <text:p text:style-name="Standard"><text:soft-page-break/><draw:frame draw:style-name="fr1" text:anchor-type="as-char" svg:width="11.525cm" svg:height="7.398cm" draw:z-index="12"><draw:image xlink:href="Pictures/2000000A0004B33C000304416B30F000.wmf" xlink:type="simple" xlink:show="embed" xlink:actuate="onLoad"/></draw:frame></text:p>
      <text:p text:style-name="Standard"><text:span text:style-name="T1">x</text:span></text:p>
      <text:p text:style-name="Standard"><text:span text:style-name="T1">warehouse / parameter / more</text:span></text:p>
      <text:p text:style-name="Standard"><draw:frame draw:style-name="fr1" text:anchor-type="as-char" svg:width="18.65cm" svg:height="7.562cm" draw:z-index="13"><draw:image xlink:href="Pictures/2000000A00079B11000315B8B1EA0275.wmf" xlink:type="simple" xlink:show="embed" xlink:actuate="onLoad"/></draw:frame></text:p>
      <text:p text:style-name="Standard"><text:span text:style-name="T1">x</text:span></text:p>
      <text:p text:style-name="Standard"><text:span text:style-name="T1">Ergebnis</text:span></text:p>
      <text:p text:style-name="Standard"><draw:frame draw:style-name="fr1" text:anchor-type="as-char" svg:width="6.604cm" svg:height="4.505cm" draw:z-index="14"><draw:image xlink:href="Pictures/2000000A0002AA8B0001D65CF3E69BE1.wmf" xlink:type="simple" xlink:show="embed" xlink:actuate="onLoad"/></draw:frame></text:p>
      <text:p text:style-name="Standard"><text:span text:style-name="T1">x</text:span></text:p>
      <text:p text:style-name="Standard"><text:span text:style-name="T1">Mit Funktion Einlagerung:</text:span></text:p>
      <text:p text:style-name="Standard"><text:soft-page-break/><draw:frame draw:style-name="fr1" text:anchor-type="as-char" svg:width="6.604cm" svg:height="4.551cm" draw:z-index="15"><draw:image xlink:href="Pictures/200000090002AA8B0001D65C88F15574.wmf" xlink:type="simple" xlink:show="embed" xlink:actuate="onLoad"/></draw:frame></text:p>
      <text:p text:style-name="Standard"><text:span text:style-name="T1">x</text:span></text:p>
      <text:p text:style-name="Standard"><text:span text:style-name="T1">Mit Transporter der in alle Richtungen fährt:</text:span></text:p>
      <text:p text:style-name="Standard"><text:span text:style-name="T1">Transporter -Parameter Various</text:span></text:p>
      <text:p text:style-name="Standard"><draw:frame draw:style-name="fr1" text:anchor-type="as-char" svg:width="17.484cm" svg:height="7.639cm" draw:z-index="16"><draw:image xlink:href="Pictures/2000000900070F20000315B8421C7088.wmf" xlink:type="simple" xlink:show="embed" xlink:actuate="onLoad"/></draw:frame></text:p>
      <text:p text:style-name="Standard"><text:span text:style-name="T1">x</text:span></text:p>
      <text:p text:style-name="P1"/>
      <text:p text:style-name="Standard"><text:span text:style-name="T1">x</text:span></text:p>
      <text:p text:style-name="Standard"><text:span text:style-name="T1">x</text:span></text:p>
      <text:p text:style-name="Standard"><text:span text:style-name="T1">x</text:span></text:p>
      <text:p text:style-name="Standard"><text:span text:style-name="T1">x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7" meta:object-count="0" meta:page-count="9" meta:paragraph-count="65" meta:word-count="99" meta:character-count="496" meta:non-whitespace-character-count="427"/>
    <meta:generator>LibreOffice/3.6$Windows_x86 LibreOffice_project/e183d5b-f8ccaf6-3804794-95b4be8-895629</meta:generator>
  </office:meta>
</office:document-meta>
</file>